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automatic-styles>
    <style:style style:name="P1" style:family="paragraph" style:parent-style-name="Heading_20_1">
      <loext:graphic-properties draw:fill="solid" draw:fill-color="#ffffff" draw:opacity="100%"/>
      <style:paragraph-properties fo:margin-top="0cm" fo:margin-bottom="0.291cm" style:contextual-spacing="false" fo:background-color="#ffffff" fo:padding="0cm" fo:border="none"/>
      <style:text-properties fo:color="#212338" loext:opacity="100%" style:font-name="system-ui" fo:font-size="27pt" fo:font-weight="bold"/>
    </style:style>
    <style:style style:name="P2" style:family="paragraph" style:parent-style-name="Heading_20_2">
      <style:paragraph-properties fo:margin-top="0.582cm" fo:margin-bottom="0.291cm" style:contextual-spacing="false" fo:padding="0cm" fo:border="none"/>
      <style:text-properties fo:color="#212338" loext:opacity="100%" style:font-name="system-ui" fo:font-size="19.5pt"/>
    </style:style>
    <style:style style:name="P3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 style:font-name="Monaco" fo:font-size="9pt"/>
    </style:style>
    <style:style style:name="P4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/>
    </style:style>
    <style:style style:name="P5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style:font-name="system-ui" fo:font-size="11.25pt" fo:letter-spacing="normal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</style:style>
    <style:style style:name="T1" style:family="text">
      <style:text-properties style:font-name="Monaco" fo:font-size="9pt"/>
    </style:style>
    <style:style style:name="T2" style:family="text">
      <style:text-properties fo:color="#212338" loext:opacity="100%" style:font-name="system-ui" fo:font-size="11.25pt" fo:letter-spacing="normal"/>
    </style:style>
    <style:style style:name="T3" style:family="text">
      <style:text-properties fo:color="#212338" loext:opacity="100%" style:font-name="system-ui" fo:font-size="11.25pt" fo:letter-spacing="normal" fo:font-weight="bold"/>
    </style:style>
    <style:style style:name="T4" style:family="text">
      <style:text-properties fo:color="#212338" loext:opacity="100%" style:font-name="Monaco" fo:font-size="9pt" fo:letter-spacing="normal" fo:background-color="#f0f0f0" loext:char-shading-value="0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bodyWrapper">
        <text:section text:style-name="Sect1" text:name="transparentWrapper">
          <text:p text:style-name="Standard"/>
          <text:section text:style-name="Sect1" text:name="container">
            <text:p text:style-name="Standard"/>
            <text:section text:style-name="Sect1" text:name="pagenav">
              <text:p text:style-name="Standard"/>
            </text:section>
            <text:section text:style-name="Sect1" text:name="chapters">
              <text:p text:style-name="P6"/>
              <text:section text:style-name="Sect1" text:name="python-essentials_64a6f0ad5774a">
                <text:p text:style-name="P6"/>
                <text:section text:style-name="Sect1" text:name="page1665575808971_0">
                  <text:p text:style-name="P6"/>
                </text:section>
                <text:section text:style-name="Sect1" text:name="page1694367344511_0">
                  <text:p text:style-name="P6"/>
                  <text:section text:style-name="Sect1" text:name="el1665575813579_1">
                    <text:h text:style-name="P1" text:outline-level="1">Blocos de Código</text:h>
                    <text:p text:style-name="P7">Para entender o funcionamento de blocos de código em Python vamos analisar as motivações do criador da linguagem.</text:p>
                    <text:p text:style-name="P7">Antes de criar o Python, Guido Van Rossum trabalhou no desenvolvimento de outra linguagem chamada ABC e o objetivo dessa linguagem era ser uma linguagem de fácil leitura por pessoas de outras areas academicas.</text:p>
                    <text:p text:style-name="P7">Ele partiu do principio de que passamos muito mais horas lendo código do que escrevendo e concluiu que a maneira tradicional que as linguagens adotavam para demilitar código não seria tão natural para quem não está acostumado.</text:p>
                    <text:p text:style-name="P8"><text:span text:style-name="T2">Uma grande parte das linguagens utiliza chaves </text:span><text:span text:style-name="Source_20_Text"><text:span text:style-name="T4">{ }</text:span></text:span><text:span text:style-name="T2"> para delimitar os blocos de código ficando mais ou menos assim</text:span></text:p>
                    <text:p text:style-name="P3">statement (condicao) {</text:p>
                    <text:p text:style-name="P4"><text:s text:c="8"/><text:span text:style-name="T1">primeira linha do bloco;</text:span></text:p>
                    <text:p text:style-name="P4"><text:s text:c="8"/><text:span text:style-name="T1">segunda linha do bloco;</text:span></text:p>
                    <text:p text:style-name="P4"><text:s text:c="8"/><text:span text:style-name="T1">terceira linha (condicao) {</text:span></text:p>
                    <text:p text:style-name="P4"><text:s text:c="16"/><text:span text:style-name="T1">primeira linha do sub bloco;</text:span></text:p>
                    <text:p text:style-name="P4"><text:s text:c="8"/><text:span text:style-name="T1">}</text:span></text:p>
                    <text:p text:style-name="P3">}</text:p>
                    <text:p text:style-name="P7">E para o Guido essa forma de organizar código não seria muito fácil de entender e manter e principalmente não seria tão agradável de ler em códigos grandes.</text:p>
                    <text:h text:style-name="P2" text:outline-level="2">Lista de compras</text:h>
                    <text:p text:style-name="P7">Ao fazer comprar no supermercado geralmente criarmos uma lista de compras</text:p>
                    <text:p text:style-name="P3">Feijao</text:p>
                    <text:p text:style-name="P3">Sabão</text:p>
                    <text:p text:style-name="P3">Arroz</text:p>
                    <text:p text:style-name="P3"><text:soft-page-break/>Batata</text:p>
                    <text:p text:style-name="P3">Laranja</text:p>
                    <text:p text:style-name="P3">Shampoo</text:p>
                    <text:p text:style-name="P3">Alface</text:p>
                    <text:p text:style-name="P3">Café</text:p>
                    <text:p text:style-name="P7">Para tornar esta lista mais fácil podemos organizar utilizando as seções do mercado como separador.</text:p>
                    <text:p text:style-name="P3">Mercearia:</text:p>
                    <text:p text:style-name="P4"><text:s text:c="8"/><text:span text:style-name="T1">Feijao</text:span></text:p>
                    <text:p text:style-name="P4"><text:s text:c="8"/><text:span text:style-name="T1">Arroz</text:span></text:p>
                    <text:p text:style-name="P4"><text:s text:c="8"/><text:span text:style-name="T1">Café</text:span></text:p>
                    <text:p text:style-name="P3">Limpeza:</text:p>
                    <text:p text:style-name="P4"><text:s text:c="8"/><text:span text:style-name="T1">Sabão</text:span></text:p>
                    <text:p text:style-name="P4"><text:s text:c="8"/><text:span text:style-name="T1">Shampoo</text:span></text:p>
                    <text:p text:style-name="P3">Feira:</text:p>
                    <text:p text:style-name="P4"><text:s text:c="8"/><text:span text:style-name="T1">Batata</text:span></text:p>
                    <text:p text:style-name="P4"><text:s text:c="8"/><text:span text:style-name="T1">Laranja</text:span></text:p>
                    <text:p text:style-name="P4"><text:s text:c="8"/><text:span text:style-name="T1">Alface</text:span></text:p>
                    <text:p text:style-name="P7">A lista acima está muito mais organizado do que a primeira versão e permite que nossa experiência ao fazer compra seja mais produtiva, pois agora podemos percorrer os corredores um a um sem a necessidade de passar duas vezes no mesmo corredor.</text:p>
                    <text:h text:style-name="P2" text:outline-level="2">Identação</text:h>
                    <text:p text:style-name="P8"><text:span text:style-name="T2">Indentation, Identação ou Denticulação é o termo usado para a formatação da lista de compras acima, após cada categoria ou seção colocamos um </text:span><text:span text:style-name="Strong_20_Emphasis"><text:span text:style-name="T3">recuo</text:span></text:span><text:span text:style-name="T2"> antes de começar o conteúdo.</text:span></text:p>
                    <text:p text:style-name="P7">E pensando neste exemplo natural o Python foi projetado, de forma que nós passamos muito mais tempo lendo código do que escrevendo.</text:p>
                    <text:h text:style-name="P2" text:outline-level="2"><text:soft-page-break/>Blocos</text:h>
                    <text:p text:style-name="P8"><text:span text:style-name="T2">Em Python um bloco de código inicia sempre que existe a presença de </text:span><text:span text:style-name="Source_20_Text"><text:span text:style-name="T4">:</text:span></text:span><text:span text:style-name="T2"> no final de uma linha.</text:span></text:p>
                    <text:p text:style-name="P3">if 1 &gt; 2: <text:s/># inicio de bloco</text:p>
                    <text:p text:style-name="P7">A linha que vem logo após o inicio do bloco deve obrigatoriamente ter um recuo (ou dente) e por isso chamamos de identação.</text:p>
                    <text:p text:style-name="P3">if 1 &gt; 2:</text:p>
                    <text:p text:style-name="P4"><text:s text:c="4"/><text:span text:style-name="T1"># aqui começa o código do bloco</text:span></text:p>
                    <text:p text:style-name="P4"><text:s text:c="4"/><text:span text:style-name="T1"># o bloco pode ter muitas linhas</text:span></text:p>
                    <text:p text:style-name="P4"><text:s text:c="4"/><text:span text:style-name="T1"># desde que mantenha o mesmo recuo</text:span></text:p>
                    <text:p text:style-name="P4"><text:s text:c="4"/><text:span text:style-name="T1"># o recuo padrão é de 4 espaços.</text:span></text:p>
                    <text:p text:style-name="P7">Dentro de um bloco de código podem existir muitos sub blocos, níveis internos de recuo, mas a recomandação é que no máximo existam 4.</text:p>
                    <text:p text:style-name="P3">if 1 &gt; 2:</text:p>
                    <text:p text:style-name="P4"><text:s text:c="4"/><text:span text:style-name="T1"># aqui inicia o bloco</text:span></text:p>
                    <text:p text:style-name="P4"><text:s text:c="4"/><text:span text:style-name="T1"># recuo de 4 espaços</text:span></text:p>
                    <text:p text:style-name="P5"/>
                    <text:p text:style-name="P4"><text:s text:c="4"/><text:span text:style-name="T1">while x &lt; 10:</text:span></text:p>
                    <text:p text:style-name="P4"><text:s text:c="8"/><text:span text:style-name="T1"># aqui inicia outro sub bloco</text:span></text:p>
                    <text:p text:style-name="P4"><text:s text:c="8"/><text:span text:style-name="T1"># recuo de 8 espaços</text:span></text:p>
                    <text:p text:style-name="P5"/>
                    <text:p text:style-name="P4"><text:s text:c="8"/><text:span text:style-name="T1">if x == 3:</text:span></text:p>
                    <text:p text:style-name="P4"><text:s text:c="12"/><text:span text:style-name="T1"># ainda mais um bloco</text:span></text:p>
                    <text:p text:style-name="P4"><text:s text:c="12"/><text:span text:style-name="T1"># recuo de 12 espaços</text:span></text:p>
                    <text:p text:style-name="P5"/>
                    <text:p text:style-name="P4"><text:s text:c="8"/><text:span text:style-name="T1"># voltamos ao bloco anterior</text:span></text:p>
                    <text:p text:style-name="P5"/>
                    <text:p text:style-name="P4"><text:s text:c="4"/><text:span text:style-name="T1"># agora voltamos para o bloco inicial</text:span></text:p>
                    <text:p text:style-name="P5"><text:soft-page-break/></text:p>
                    <text:p text:style-name="P3"># e aqui continuamos o bloco principal (main)</text:p>
                    <text:p text:style-name="P7">A maior parte dos editores de código possui ferramentas que ajudam a visualizar as linhas de identação.</text:p>
                  </text:section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35:58.417316206</meta:creation-date>
    <dc:date>2023-09-10T17:36:18.796354587</dc:date>
    <meta:editing-duration>PT21S</meta:editing-duration>
    <meta:editing-cycles>1</meta:editing-cycles>
    <meta:document-statistic meta:table-count="0" meta:image-count="0" meta:object-count="0" meta:page-count="4" meta:paragraph-count="62" meta:word-count="492" meta:character-count="2919" meta:non-whitespace-character-count="2288"/>
    <meta:generator>LibreOffice/7.3.7.2$Linux_X86_64 LibreOffice_project/30$Build-2</meta:generator>
  </office:meta>
</office:document-meta>
</file>